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0fc" officeooo:paragraph-rsid="000a40fc"/>
    </style:style>
    <style:style style:name="P2" style:family="paragraph" style:parent-style-name="Standard">
      <style:text-properties officeooo:rsid="000b5c08" officeooo:paragraph-rsid="000b5c08"/>
    </style:style>
    <style:style style:name="P3" style:family="paragraph" style:parent-style-name="Standard">
      <style:text-properties officeooo:rsid="000c7f15" officeooo:paragraph-rsid="000c7f15"/>
    </style:style>
    <style:style style:name="P4" style:family="paragraph" style:parent-style-name="Standard">
      <style:text-properties officeooo:rsid="000ddc61" officeooo:paragraph-rsid="000ddc61"/>
    </style:style>
    <style:style style:name="P5" style:family="paragraph" style:parent-style-name="Standard">
      <style:text-properties officeooo:rsid="000ddc61" officeooo:paragraph-rsid="000f942a"/>
    </style:style>
    <style:style style:name="P6" style:family="paragraph" style:parent-style-name="Standard">
      <style:text-properties officeooo:rsid="000f942a" officeooo:paragraph-rsid="000f942a"/>
    </style:style>
    <style:style style:name="T1" style:family="text">
      <style:text-properties officeooo:rsid="000c7f15"/>
    </style:style>
    <style:style style:name="T2" style:family="text">
      <style:text-properties officeooo:rsid="000ddc61"/>
    </style:style>
    <style:style style:name="T3" style:family="text">
      <style:text-properties officeooo:rsid="000f94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<text:span text:style-name="T1">use Github as repository for source-code development utilizing Qt IDE. <text:s/>We need to </text:span>Clone Github directory with Source Code.</text:p>
      <text:p text:style-name="P1"/>
      <text:p text:style-name="P2"><text:span text:style-name="T1">For </text:span>directions <text:span text:style-name="T1">see notes</text:span> below or video here: https://www.youtube.com/watch?v=qlPSV7Bs3rE</text:p>
      <text:p text:style-name="P1"/>
      <text:p text:style-name="P1">1) create a directory to put it in in your home folder; for this example we’ll create a folder called git</text:p>
      <text:p text:style-name="P1">//note ‘$’ signifys the prompt on Linux command line; so type everything but that. <text:s/>Assumes you’re currently in ~/home <text:s/>directory <text:s/></text:p>
      <text:p text:style-name="P1"/>
      <text:p text:style-name="P1">$ mkdir git</text:p>
      <text:p text:style-name="P1">$ cd git</text:p>
      <text:p text:style-name="P1">$ git clone <text:a xlink:type="simple" xlink:href="https://github.com/Cotton-Engineering/Plastic-Contamination" text:style-name="Internet_20_link" text:visited-style-name="Visited_20_Internet_20_Link">https://github.com/Cotton-Engineering/Plastic-Contamination</text:a></text:p>
      <text:p text:style-name="P1"/>
      <text:p text:style-name="P4"/>
      <text:p text:style-name="P1"/>
      <text:p text:style-name="P3">then open up Qt and open up *.pro file in sub-directory <text:s/>~/home/git/Plastic-Contamination/Src/</text:p>
      <text:p text:style-name="P3"/>
      <text:p text:style-name="P3">Take default build options and <text:span text:style-name="T2">click on “Configure Project” tab and </text:span>that’s it; you should now be able to build and run the project by clicking on one of the large green arrows.</text:p>
      <text:p text:style-name="P3"/>
      <text:p text:style-name="P6">If you want to use Github for versioning control; watch video noted above, with the addition that you want to follow these steps first to setup Git via cmd line</text:p>
      <text:p text:style-name="P6"/>
      <text:p text:style-name="P5">2) before you open up Qt <text:span text:style-name="T3">for use with versioning control;</text:span> <text:span text:style-name="T3">you need to </text:span>setup Git using cmd line options</text:p>
      <text:p text:style-name="P5">// <text:span text:style-name="T3">note there are 2 dashes before global option</text:span></text:p>
      <text:p text:style-name="P5">$ git config –global user.email “<text:a xlink:type="simple" xlink:href="mailto:mathew.pelletier@ars.usda.gov" text:style-name="Internet_20_link" text:visited-style-name="Visited_20_Internet_20_Link">mathew.pelletier@ars.usda.gov</text:a>”</text:p>
      <text:p text:style-name="P5">$ git config –global user.name “Mathew Pelletier”</text:p>
      <text:p text:style-name="P3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59:16.810520871</meta:creation-date>
    <dc:date>2017-03-30T17:11:03.372039497</dc:date>
    <meta:editing-duration>PT31M3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97" meta:character-count="1232" meta:non-whitespace-character-count="1043"/>
  </office:meta>
</office:document-meta>
</file>